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0A0000000A267609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5" style:family="paragraph" style:parent-style-name="Standard" style:list-style-name="LS3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6" style:family="paragraph" style:parent-style-name="Standard" style:list-style-name="LS4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7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Verdana" fo:font-size="8pt" fo:language="sv" fo:country="SE" fo:background-color="#ffffff" style:font-name-asian="Verdana" style:font-size-asian="8pt" style:font-name-complex="Verdana" style:font-size-complex="8pt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language="sv" fo:country="SE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language="sv" fo:country="SE"/>
    </style:style>
    <style:style style:name="P1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sv" fo:country="SE"/>
    </style:style>
    <style:style style:name="P12" style:family="paragraph" style:parent-style-name="Heading_20_2">
      <style:paragraph-properties fo:line-height="115%" fo:break-before="auto" fo:break-after="auto" style:writing-mode="lr-tb"/>
    </style:style>
    <style:style style:name="P13" style:family="paragraph" style:parent-style-name="Heading_20_2">
      <style:paragraph-properties fo:line-height="115%" fo:break-before="auto" fo:break-after="auto" style:writing-mode="lr-tb"/>
      <style:text-properties fo:language="sv" fo:country="SE"/>
    </style:style>
    <style:style style:name="P14" style:family="paragraph" style:parent-style-name="Heading_20_3">
      <style:paragraph-properties fo:line-height="115%" fo:break-before="auto" fo:break-after="auto" style:writing-mode="lr-tb"/>
      <style:text-properties fo:language="sv" fo:country="SE"/>
    </style:style>
    <style:style style:name="P15" style:family="paragraph" style:parent-style-name="Title" style:master-page-name="Standard">
      <style:paragraph-properties fo:line-height="115%" style:page-number="auto" fo:break-before="auto" fo:break-after="auto" style:writing-mode="lr-tb"/>
      <style:text-properties fo:language="sv" fo:country="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language="sv" fo:country="SE"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Verdana" fo:font-size="8pt" fo:font-weight="bold" fo:background-color="#ffffff" style:font-name-asian="Verdana" style:font-size-asian="8pt" style:font-weight-asian="bold" style:font-name-complex="Verdana" style:font-size-complex="8pt" style:font-weight-complex="bold"/>
    </style:style>
    <style:style style:name="T5" style:family="text"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language="sv" fo:country="SE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h.cweglnza63tu"/>Testfall - <text:line-break/><text:span text:style-name="T6">Småföretagsanpassat WordPresstema</text:span> </text:p>
      <text:h text:style-name="P12" text:outline-level="10"><text:bookmark text:name="h.1vd8zt6jzrh9"/><text:span text:style-name="T7">TF </text:span><text:a xlink:type="simple" xlink:href="https://github.com/mg222cd/Uppgift-234/blob/master/Användningsfall.odt">AF1.1 -</text:a><text:span text:style-name="T7"> Ändra texten på startsidan.</text:span></text:h>
      <text:p text:style-name="P7">Målet med detta testfall är att undersöka att man via administratörspanelen kan redigera startsidans innehåll.</text:p>
      <text:h text:style-name="P14" text:outline-level="10"><text:bookmark text:name="h.x79aziiftxpo"/>Förkrav</text:h>
      <text:p text:style-name="P7">En befintlig startsida måste finnas implementerad för att kunna testa.<text:line-break/>Logga in - se AF3.1 - Logga in i administratörspanelen.<text:line-break/></text:p>
      <text:h text:style-name="P14" text:outline-level="10"><text:bookmark text:name="h.egfowxortgdq"/>Efterkrav</text:h>
      <text:p text:style-name="P7">Gå till sidan marike.se och kontrollera att texten uppdaterats.</text:p>
      <text:h text:style-name="P14" text:outline-level="10"><text:bookmark text:name="h.yle8c3xcpfmf"/>Scenario</text:h>
      <text:p text:style-name="P7">1. “Mitt Konto”:“Returnera Vara”</text:p>
      <text:p text:style-name="P7">4. 2 beställningar visas med beställnignsnummer: 123 och 456</text:p>
      <text:p text:style-name="P7">5. Välj beställning 123, välj vara “Casio Collection”</text:p>
      <text:p text:style-name="P1"><text:span text:style-name="T7">6. </text:span><text:a xlink:type="simple" xlink:href="#id.j1b1yk5wkco3">Varuinformation</text:a><text:a xlink:type="simple" xlink:href="#id.j1b1yk5wkco3"> </text:a><text:a xlink:type="simple" xlink:href="#id.j1b1yk5wkco3">presenteras</text:a><text:span text:style-name="T7"> med returskäl: “Öppet Köp”, “Garantiretur”, “Annat skäl”</text:span></text:p>
      <text:p text:style-name="P7">7. Välj 1 styck, Öppet köp och klicka “Returnera denna vara”</text:p>
      <text:p text:style-name="P7">8. Systemet visar att 1 styck Casio Collection skall returneras med öppet köp fraktkostnad 50 sek, tid 5 arbetsdagar.</text:p>
      <text:p text:style-name="P7">9. Klicka “Påbörja Retur”</text:p>
      <text:p text:style-name="P7">10. Returid 123_1 och en fraktsedel presenteras (skriv ut denna och kontrollera att den ser bra ut vid utskrift)</text:p>
      <text:p text:style-name="P7"/>
      <text:p text:style-name="P7">7a Välj “Garanti Retur”</text:p>
      <text:p text:style-name="P9">1. Systemet visar att 1 styck Casio Collection skall returneras med öppet köp fraktkostnad 50 sek, tid 10 arbetsdagar.</text:p>
      <text:p text:style-name="P9"><text:span text:style-name="T3">Gå</text:span><text:span text:style-name="T3"> </text:span><text:span text:style-name="T3">till</text:span><text:span text:style-name="T3"> </text:span><text:span text:style-name="T3">steg</text:span><text:span text:style-name="T3"> 9</text:span></text:p>
      <text:p text:style-name="P7"/>
      <text:p text:style-name="P7">5a Välj beställning 456, välj vara “Diesel Little Daddy”</text:p>
      <text:p text:style-name="P2"><text:span text:style-name="T7">1. </text:span><text:a xlink:type="simple" xlink:href="#id.qfuzam5aoira">Varuinformation</text:a><text:a xlink:type="simple" xlink:href="#id.qfuzam5aoira"> </text:a><text:a xlink:type="simple" xlink:href="#id.qfuzam5aoira">presenteras</text:a><text:span text:style-name="T7"> med returskäl “Felaktig vara/Skada vid leverans”, “Öppet Köp”, “Garantiretur”, “Annat skäl”</text:span></text:p>
      <text:p text:style-name="P10">2. Välj 1 styck, “Felaktig vara/Skada vid leverans” och klicka “Returnera denna vara”</text:p>
      <text:p text:style-name="P9">3. Systemet visar att 1 styck “Diesel Little Daddy” skall returneras p.g.a “Felaktig vara /Skada vid leverans”: fraktkostnad 50 sek, tid 5 arbetsdagar.</text:p>
      <text:p text:style-name="P9"><text:soft-page-break/><text:span text:style-name="T3">Gå</text:span><text:span text:style-name="T3"> </text:span><text:span text:style-name="T3">till</text:span><text:span text:style-name="T3"> </text:span><text:span text:style-name="T3">Steg</text:span><text:span text:style-name="T3"> 9</text:span><text:bookmark text:name="id.d5bzrkk7jq50"/></text:p>
      <text:h text:style-name="P12" text:outline-level="10"><text:bookmark text:name="h.cj3n51kuo9vi"/><text:span text:style-name="T7">TF </text:span><text:a xlink:type="simple" xlink:href="https://docs.google.com/document/d/1kghGhxnfJfTJy0a5XKND_J4SzOxsHpNTAh-y_2Mh7Ew/edit#bookmark=id.xyao05r76c3v">AF</text:a><text:a xlink:type="simple" xlink:href="https://docs.google.com/document/d/1kghGhxnfJfTJy0a5XKND_J4SzOxsHpNTAh-y_2Mh7Ew/edit#bookmark=id.xyao05r76c3v">1.1 2</text:a><text:a xlink:type="simple" xlink:href="https://docs.google.com/document/d/1kghGhxnfJfTJy0a5XKND_J4SzOxsHpNTAh-y_2Mh7Ew/edit#bookmark=id.xyao05r76c3v">a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Ord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Lag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Fakturering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Felhantering</text:a></text:h>
      <text:p text:style-name="P7">Testar felhantering vid kommunikation med order/lager/fakturering. Flexibel lösning behövs för att kunna ändra inställningar i RetSys för att få fel, kanske även en egen implementation som svarar med olika felmeddelanden.</text:p>
      <text:h text:style-name="P14" text:outline-level="10"><text:bookmark text:name="h.vdmhp6ooe9nw"/>Förkrav</text:h>
      <text:p text:style-name="P7">Initialisera testmiljöns databas, ändra URL för kontaktförfrågan till Order/Lager/Fakturering till “https://olf.tid.nu/test_error”. Gå till testsidan: test.tid.nu.</text:p>
      <text:p text:style-name="P7">Logga in med anvnamn: nisse, lösen essin.</text:p>
      <text:h text:style-name="P14" text:outline-level="10"><text:bookmark text:name="h.p91u4e7swlno"/>Efterkrav</text:h>
      <text:p text:style-name="P7">Kontrollera att ett felmeddelande avseende felet har sparats i filen error.log med tidpunkt och kundid: 17</text:p>
      <text:h text:style-name="P14" text:outline-level="10"><text:bookmark text:name="h.93ynu9acyxe4"/>Scenario</text:h>
      <text:p text:style-name="P7">1. “Mitt Konto”:“Returnera Vara”</text:p>
      <text:p text:style-name="P11">2. Felmeddelande.</text:p>
      <text:p text:style-name="P10"><text:bookmark text:name="id.30687wqol70p"/></text:p>
      <text:h text:style-name="P12" text:outline-level="10"><text:bookmark text:name="h.av2gqqhx980s"/><text:span text:style-name="T7">TF </text:span><text:a xlink:type="simple" xlink:href="https://docs.google.com/document/d/1kghGhxnfJfTJy0a5XKND_J4SzOxsHpNTAh-y_2Mh7Ew/edit#bookmark=id.ltq78egzpfg2">AF</text:a><text:a xlink:type="simple" xlink:href="https://docs.google.com/document/d/1kghGhxnfJfTJy0a5XKND_J4SzOxsHpNTAh-y_2Mh7Ew/edit#bookmark=id.ltq78egzpfg2"> 1.1 4</text:a><text:a xlink:type="simple" xlink:href="https://docs.google.com/document/d/1kghGhxnfJfTJy0a5XKND_J4SzOxsHpNTAh-y_2Mh7Ew/edit#bookmark=id.ltq78egzpfg2">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In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möjli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returer</text:a></text:h>
      <text:p text:style-name="P11">Avser att testa så att ett supportärende kan hanteras om kunden har levererade beställningar men inga produkter som kan returneras givet gällande regler.</text:p>
      <text:p text:style-name="P7"><text:bookmark text:name="id.6tc5ndrsva0t"/></text:p>
      <text:h text:style-name="P12" text:outline-level="10"><text:bookmark text:name="h.fq98vt9thijx"/><text:span text:style-name="T7">TF </text:span><text:a xlink:type="simple" xlink:href="https://docs.google.com/document/d/1kghGhxnfJfTJy0a5XKND_J4SzOxsHpNTAh-y_2Mh7Ew/edit#bookmark=id.t9jq5zd2ju50">AF</text:a><text:a xlink:type="simple" xlink:href="https://docs.google.com/document/d/1kghGhxnfJfTJy0a5XKND_J4SzOxsHpNTAh-y_2Mh7Ew/edit#bookmark=id.t9jq5zd2ju50"> 1.1 7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, 10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Annat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returskäl</text:a></text:h>
      <text:p text:style-name="P7">Avser att testa när kund väljer annat returskäl.</text:p>
      <text:p text:style-name="P7"><text:bookmark text:name="id.s5dupf1fo0o"/></text:p>
      <text:h text:style-name="P13" text:outline-level="10"><text:bookmark text:name="h.5qbdcfsrgewh"/>TF <text:span text:style-name="T1">AF</text:span><text:span text:style-name="T1"> 1.1 10</text:span><text:span text:style-name="T1">b</text:span><text:span text:style-name="T1">, 10</text:span><text:span text:style-name="T1">a</text:span><text:span text:style-name="T1">1</text:span><text:span text:style-name="T1">a</text:span><text:span text:style-name="T1"> </text:span><text:span text:style-name="T1">Felhantering</text:span><text:span text:style-name="T1"> </text:span><text:span text:style-name="T1">vid</text:span><text:span text:style-name="T1"> </text:span><text:span text:style-name="T1">skapande</text:span><text:span text:style-name="T1"> </text:span><text:span text:style-name="T1">av</text:span><text:span text:style-name="T1"> </text:span><text:span text:style-name="T1">retur</text:span></text:h>
      <text:p text:style-name="P11">Avser att testa när returen ej kunde skapas/sparas</text:p>
      <text:p text:style-name="P7"/>
      <text:h text:style-name="P13" text:outline-level="10"><text:bookmark text:name="h.j4wzsl4mxqgd"/>Varuinformation<text:bookmark text:name="id.j1b1yk5wkco3"/></text:h>
      <text:h text:style-name="P14" text:outline-level="10"><text:bookmark text:name="h.ahjodmtqizm2"/>CASIO Collection</text:h>
      <text:list xml:id="list1316670929502781426" text:style-name="LS1">
        <text:list-item>
          <text:p text:style-name="P3"><text:span text:style-name="T4">Varumärke</text:span><text:span text:style-name="T4">: </text:span><text:span text:style-name="T5">CASIO</text:span></text:p>
        </text:list-item>
        <text:list-item>
          <text:p text:style-name="P3"><text:span text:style-name="T4">Produktnamn</text:span><text:span text:style-name="T4">: </text:span><text:span text:style-name="T5">Collection</text:span></text:p>
        </text:list-item>
        <text:list-item>
          <text:p text:style-name="P3"><text:span text:style-name="T4">Artikelnummer</text:span><text:span text:style-name="T4">: </text:span><text:span text:style-name="T5">MTA</text:span><text:span text:style-name="T5">1010</text:span><text:span text:style-name="T5">D</text:span><text:span text:style-name="T5">1</text:span><text:span text:style-name="T5">AVEF</text:span></text:p>
        </text:list-item>
        <text:list-item>
          <text:p text:style-name="P3"><text:soft-page-break/><text:span text:style-name="T4">Typ</text:span><text:span text:style-name="T4">: </text:span><text:span text:style-name="T5">Analog</text:span><text:span text:style-name="T5">/</text:span><text:span text:style-name="T5">Digital</text:span></text:p>
        </text:list-item>
        <text:list-item>
          <text:p text:style-name="P3"><text:span text:style-name="T4">Mått</text:span><text:span text:style-name="T4"> </text:span><draw:frame draw:style-name="fr1" draw:name="grafik1" text:anchor-type="as-char" svg:width="0.265cm" svg:height="0.265cm" draw:z-index="0"><draw:image xlink:href="Pictures/100002010000000A0000000A26760946.png" xlink:type="simple" xlink:show="embed" xlink:actuate="onLoad"/></draw:frame><text:span text:style-name="T4">: </text:span><text:span text:style-name="T5">46</text:span><text:span text:style-name="T5">mm</text:span></text:p>
        </text:list-item>
      </text:list>
      <text:list xml:id="list8969428556722361544" text:style-name="LS2">
        <text:list-item>
          <text:p text:style-name="P4"><text:span text:style-name="T4">Urtavla</text:span><text:span text:style-name="T4">: </text:span><text:span text:style-name="T5">Svart</text:span></text:p>
        </text:list-item>
        <text:list-item>
          <text:p text:style-name="P4"><text:span text:style-name="T4">Armband</text:span><text:span text:style-name="T4">: </text:span><text:span text:style-name="T5">Länk</text:span></text:p>
        </text:list-item>
        <text:list-item>
          <text:p text:style-name="P4"><text:span text:style-name="T4">Glas</text:span><text:span text:style-name="T4">: </text:span><text:span text:style-name="T5">Mineral</text:span></text:p>
        </text:list-item>
        <text:list-item>
          <text:p text:style-name="P4"><text:span text:style-name="T4">Vattenskydd</text:span><text:span text:style-name="T4">: </text:span><text:span text:style-name="T5">50 </text:span><text:span text:style-name="T5">m</text:span></text:p>
        </text:list-item>
        <text:list-item>
          <text:p text:style-name="P4"><text:span text:style-name="T4">Beskrivning</text:span><text:span text:style-name="T4">: </text:span><text:span text:style-name="T5">Analog</text:span><text:span text:style-name="T5">/</text:span><text:span text:style-name="T5">Digital</text:span><text:span text:style-name="T5"> </text:span><text:span text:style-name="T5">herrklocka</text:span><text:span text:style-name="T5"> </text:span><text:span text:style-name="T5">med</text:span><text:span text:style-name="T5"> </text:span><text:span text:style-name="T5">boettstorlek</text:span><text:span text:style-name="T5"> 46 </text:span><text:span text:style-name="T5">mm</text:span><text:span text:style-name="T5"> </text:span><text:span text:style-name="T5">i</text:span><text:span text:style-name="T5"> </text:span><text:span text:style-name="T5">stål</text:span><text:span text:style-name="T5">. </text:span><text:span text:style-name="T5">Svart</text:span><text:span text:style-name="T5"> </text:span><text:span text:style-name="T5">urtavla</text:span><text:span text:style-name="T5">, </text:span><text:span text:style-name="T5">belysning</text:span><text:span text:style-name="T5">, </text:span><text:span text:style-name="T5">stoppur</text:span><text:span text:style-name="T5">, </text:span><text:span text:style-name="T5">alarm</text:span><text:span text:style-name="T5"> </text:span><text:span text:style-name="T5">och</text:span><text:span text:style-name="T5"> </text:span><text:span text:style-name="T5">stållänk</text:span><text:span text:style-name="T5">. </text:span><text:span text:style-name="T5">Vattenskyddad</text:span><text:span text:style-name="T5"> 50 </text:span><text:span text:style-name="T5">meter</text:span><text:span text:style-name="T5">. </text:span><text:span text:style-name="T5">Levereras</text:span><text:span text:style-name="T5"> </text:span><text:span text:style-name="T5">i</text:span><text:span text:style-name="T5"> </text:span><text:span text:style-name="T5">fint</text:span><text:span text:style-name="T5"> </text:span><text:span text:style-name="T5">etui</text:span><text:span text:style-name="T5">. </text:span><text:span text:style-name="T5">Presentinslagning</text:span><text:span text:style-name="T5"> </text:span><text:span text:style-name="T5">i</text:span><text:span text:style-name="T5"> </text:span><text:span text:style-name="T5">kassan</text:span><text:span text:style-name="T5">, </text:span><text:span text:style-name="T5">om</text:span><text:span text:style-name="T5"> </text:span><text:span text:style-name="T5">önskas</text:span><text:span text:style-name="T5">.</text:span></text:p>
        </text:list-item>
      </text:list>
      <text:p text:style-name="P7"/>
      <text:p text:style-name="P7"><text:bookmark text:name="id.qfuzam5aoira"/></text:p>
      <text:h text:style-name="P14" text:outline-level="10"><text:bookmark text:name="h.yqcqsurzy9gi"/>Diesel Little Daddy</text:h>
      <text:list xml:id="list5327359740183958668" text:style-name="LS3">
        <text:list-item>
          <text:p text:style-name="P5"><text:span text:style-name="T4">Varumärke</text:span><text:span text:style-name="T4">: </text:span><text:span text:style-name="T5">DIESEL</text:span></text:p>
        </text:list-item>
        <text:list-item>
          <text:p text:style-name="P5"><text:span text:style-name="T4">Produktnamn</text:span><text:span text:style-name="T4">: </text:span><text:span text:style-name="T5">Little</text:span><text:span text:style-name="T5"> </text:span><text:span text:style-name="T5">Daddy</text:span></text:p>
        </text:list-item>
        <text:list-item>
          <text:p text:style-name="P5"><text:span text:style-name="T4">Artikelnummer</text:span><text:span text:style-name="T4">: </text:span><text:span text:style-name="T5">DZ</text:span><text:span text:style-name="T5">7257</text:span></text:p>
        </text:list-item>
        <text:list-item>
          <text:p text:style-name="P5"><text:span text:style-name="T4">Typ</text:span><text:span text:style-name="T4">: </text:span><text:span text:style-name="T5">Multifunktion</text:span><text:span text:style-name="T5"> </text:span><text:span text:style-name="T5">och</text:span><text:span text:style-name="T5"> </text:span><text:span text:style-name="T5">kronograf</text:span></text:p>
        </text:list-item>
        <text:list-item>
          <text:p text:style-name="P5"><text:span text:style-name="T4">Mått</text:span><text:span text:style-name="T4"> </text:span><draw:frame draw:style-name="fr1" draw:name="2" text:anchor-type="as-char" svg:width="0.265cm" svg:height="0.265cm" draw:z-index="1"><draw:image xlink:href="Pictures/100002010000000A0000000A26760946.png" xlink:type="simple" xlink:show="embed" xlink:actuate="onLoad"/></draw:frame><text:span text:style-name="T4">: </text:span><text:span text:style-name="T5">51 </text:span><text:span text:style-name="T5">mm</text:span></text:p>
        </text:list-item>
      </text:list>
      <text:list xml:id="list4127609935728821802" text:style-name="LS4">
        <text:list-item>
          <text:p text:style-name="P6"><text:span text:style-name="T4">Urtavla</text:span><text:span text:style-name="T4">: </text:span><text:span text:style-name="T5">Svart</text:span><text:span text:style-name="T5">/</text:span><text:span text:style-name="T5">Blå</text:span></text:p>
        </text:list-item>
        <text:list-item>
          <text:p text:style-name="P6"><text:span text:style-name="T4">Armband</text:span><text:span text:style-name="T4">: </text:span><text:span text:style-name="T5">Läder</text:span></text:p>
        </text:list-item>
        <text:list-item>
          <text:p text:style-name="P6"><text:span text:style-name="T4">Glas</text:span><text:span text:style-name="T4">: </text:span><text:span text:style-name="T5">Mineral</text:span></text:p>
        </text:list-item>
        <text:list-item>
          <text:p text:style-name="P6"><text:span text:style-name="T4">Vattenskydd</text:span><text:span text:style-name="T4">: </text:span><text:span text:style-name="T5">30 </text:span><text:span text:style-name="T5">m</text:span></text:p>
        </text:list-item>
        <text:list-item>
          <text:p text:style-name="P6"><text:span text:style-name="T4">Beskrivning</text:span><text:span text:style-name="T4">: </text:span><text:span text:style-name="T5">Herrklocka</text:span><text:span text:style-name="T5"> </text:span><text:span text:style-name="T5">med</text:span><text:span text:style-name="T5"> </text:span><text:span text:style-name="T5">kronograf</text:span><text:span text:style-name="T5"> </text:span><text:span text:style-name="T5">och</text:span><text:span text:style-name="T5"> </text:span><text:span text:style-name="T5">multifunktion</text:span><text:span text:style-name="T5"> (</text:span><text:span text:style-name="T5">dag</text:span><text:span text:style-name="T5">, </text:span><text:span text:style-name="T5">datum</text:span><text:span text:style-name="T5"> </text:span><text:span text:style-name="T5">och</text:span><text:span text:style-name="T5"> 24 </text:span><text:span text:style-name="T5">timmarsvisning</text:span><text:span text:style-name="T5">), </text:span><text:span text:style-name="T5">och</text:span><text:span text:style-name="T5"> </text:span><text:span text:style-name="T5">svart</text:span><text:span text:style-name="T5"> </text:span><text:span text:style-name="T5">urtavla</text:span><text:span text:style-name="T5">, </text:span><text:span text:style-name="T5">färgat</text:span><text:span text:style-name="T5"> </text:span><text:span text:style-name="T5">glas</text:span><text:span text:style-name="T5"> </text:span><text:span text:style-name="T5">som</text:span><text:span text:style-name="T5"> </text:span><text:span text:style-name="T5">skiftar</text:span><text:span text:style-name="T5"> </text:span><text:span text:style-name="T5">i</text:span><text:span text:style-name="T5"> </text:span><text:span text:style-name="T5">blått</text:span><text:span text:style-name="T5"> </text:span><text:span text:style-name="T5">vid</text:span><text:span text:style-name="T5"> </text:span><text:span text:style-name="T5">viss</text:span><text:span text:style-name="T5"> </text:span><text:span text:style-name="T5">vinkel</text:span><text:span text:style-name="T5">, </text:span><text:span text:style-name="T5">boett</text:span><text:span text:style-name="T5"> 51 </text:span><text:span text:style-name="T5">mm</text:span><text:span text:style-name="T5">. </text:span><text:span text:style-name="T5">Läderarmband</text:span><text:span text:style-name="T5"> </text:span><text:span text:style-name="T5">i</text:span><text:span text:style-name="T5"> </text:span><text:span text:style-name="T5">svart</text:span><text:span text:style-name="T5">. </text:span><text:span text:style-name="T5">Mineralglas</text:span><text:span text:style-name="T5">. </text:span><text:span text:style-name="T5">Vattenskyddad</text:span><text:span text:style-name="T5"> 30 </text:span><text:span text:style-name="T5">meter</text:span><text:span text:style-name="T5">. </text:span><text:span text:style-name="T5">Levereras</text:span><text:span text:style-name="T5"> </text:span><text:span text:style-name="T5">i</text:span><text:span text:style-name="T5"> </text:span><text:span text:style-name="T5">fint</text:span><text:span text:style-name="T5"> </text:span><text:span text:style-name="T5">etui</text:span><text:span text:style-name="T5">. </text:span><text:span text:style-name="T5">Presentinslagning</text:span><text:span text:style-name="T5"> </text:span><text:span text:style-name="T5">i</text:span><text:span text:style-name="T5"> </text:span><text:span text:style-name="T5">kassan</text:span><text:span text:style-name="T5">, </text:span><text:span text:style-name="T5">om</text:span><text:span text:style-name="T5"> </text:span><text:span text:style-name="T5">önskas</text:span><text:span text:style-name="T5">.</text:span></text:p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7</meta:editing-cycles>
    <dc:date>2013-12-15T17:58:39</dc:date>
    <meta:editing-duration>PT1H10M45S</meta:editing-duration>
    <meta:document-statistic meta:table-count="0" meta:image-count="2" meta:object-count="0" meta:page-count="3" meta:paragraph-count="63" meta:word-count="517" meta:character-count="3459"/>
  </office:meta>
</office:document-meta>
</file>